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6bf4" officeooo:paragraph-rsid="00036bf4"/>
    </style:style>
    <style:style style:name="P2" style:family="paragraph" style:parent-style-name="Text_20_body">
      <style:text-properties officeooo:rsid="0005141f" officeooo:paragraph-rsid="0005141f"/>
    </style:style>
    <style:style style:name="P3" style:family="paragraph" style:parent-style-name="Text_20_body">
      <style:text-properties officeooo:rsid="00067558" officeooo:paragraph-rsid="00067558"/>
    </style:style>
    <style:style style:name="P4" style:family="paragraph" style:parent-style-name="Text_20_body">
      <style:text-properties officeooo:rsid="0009f7bf" officeooo:paragraph-rsid="0009f7bf"/>
    </style:style>
    <style:style style:name="P5" style:family="paragraph" style:parent-style-name="Text_20_body">
      <style:text-properties officeooo:rsid="000a35a3" officeooo:paragraph-rsid="000a35a3"/>
    </style:style>
    <style:style style:name="P6" style:family="paragraph" style:parent-style-name="Text_20_body">
      <style:text-properties officeooo:rsid="000d0bff" officeooo:paragraph-rsid="000d0bff"/>
    </style:style>
    <style:style style:name="P7" style:family="paragraph" style:parent-style-name="Text_20_body">
      <style:text-properties officeooo:rsid="000ddc91" officeooo:paragraph-rsid="000ddc91"/>
    </style:style>
    <style:style style:name="P8" style:family="paragraph" style:parent-style-name="Text_20_body">
      <style:text-properties officeooo:rsid="000f384a" officeooo:paragraph-rsid="000f384a"/>
    </style:style>
    <style:style style:name="P9" style:family="paragraph" style:parent-style-name="Text_20_body">
      <style:text-properties officeooo:rsid="000fd1fd" officeooo:paragraph-rsid="000fd1fd"/>
    </style:style>
    <style:style style:name="P10" style:family="paragraph" style:parent-style-name="Text_20_body">
      <style:text-properties officeooo:rsid="0012af77" officeooo:paragraph-rsid="0012af77"/>
    </style:style>
    <style:style style:name="P11" style:family="paragraph" style:parent-style-name="Text_20_body">
      <style:text-properties officeooo:rsid="002250dc" officeooo:paragraph-rsid="002250dc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>
      <style:text-properties officeooo:rsid="00067558" officeooo:paragraph-rsid="00067558"/>
    </style:style>
    <style:style style:name="P14" style:family="paragraph" style:parent-style-name="Text_20_body" style:list-style-name="L1">
      <style:text-properties officeooo:rsid="00075937" officeooo:paragraph-rsid="00075937"/>
    </style:style>
    <style:style style:name="P15" style:family="paragraph" style:parent-style-name="Text_20_body" style:list-style-name="L1">
      <style:text-properties officeooo:rsid="0008373a" officeooo:paragraph-rsid="0008373a"/>
    </style:style>
    <style:style style:name="P16" style:family="paragraph" style:parent-style-name="Text_20_body" style:list-style-name="L2">
      <style:text-properties officeooo:rsid="0009f7bf" officeooo:paragraph-rsid="0009f7bf"/>
    </style:style>
    <style:style style:name="P17" style:family="paragraph" style:parent-style-name="Text_20_body" style:list-style-name="L2">
      <style:text-properties officeooo:rsid="000a35a3" officeooo:paragraph-rsid="000a35a3"/>
    </style:style>
    <style:style style:name="P18" style:family="paragraph" style:parent-style-name="Text_20_body" style:list-style-name="L3">
      <style:text-properties officeooo:rsid="00141732" officeooo:paragraph-rsid="00141732"/>
    </style:style>
    <style:style style:name="P19" style:family="paragraph" style:parent-style-name="Text_20_body" style:list-style-name="L3">
      <style:text-properties officeooo:rsid="0015ee12" officeooo:paragraph-rsid="0015ee12"/>
    </style:style>
    <style:style style:name="P20" style:family="paragraph" style:parent-style-name="Text_20_body" style:list-style-name="L4">
      <style:text-properties officeooo:rsid="001fd90e" officeooo:paragraph-rsid="001fd90e"/>
    </style:style>
    <style:style style:name="P21" style:family="paragraph" style:parent-style-name="Text_20_body" style:list-style-name="L4">
      <style:text-properties officeooo:rsid="002250dc" officeooo:paragraph-rsid="002250dc"/>
    </style:style>
    <style:style style:name="P22" style:family="paragraph" style:parent-style-name="Text_20_body">
      <style:text-properties officeooo:rsid="002250dc" officeooo:paragraph-rsid="002250dc"/>
    </style:style>
    <style:style style:name="P23" style:family="paragraph" style:parent-style-name="Text_20_body" style:list-style-name="L5">
      <style:text-properties officeooo:rsid="0016cab7" officeooo:paragraph-rsid="0016cab7"/>
    </style:style>
    <style:style style:name="P24" style:family="paragraph" style:parent-style-name="Text_20_body" style:list-style-name="L5">
      <style:text-properties officeooo:rsid="00188750" officeooo:paragraph-rsid="00188750"/>
    </style:style>
    <style:style style:name="P25" style:family="paragraph" style:parent-style-name="Text_20_body" style:list-style-name="L5">
      <style:text-properties officeooo:rsid="001a4f55" officeooo:paragraph-rsid="001a4f55"/>
    </style:style>
    <style:style style:name="P26" style:family="paragraph" style:parent-style-name="Text_20_body" style:list-style-name="L5">
      <style:text-properties officeooo:rsid="001bbd60" officeooo:paragraph-rsid="001bbd60"/>
    </style:style>
    <style:style style:name="P27" style:family="paragraph" style:parent-style-name="Text_20_body" style:list-style-name="L5">
      <style:text-properties officeooo:rsid="001d3e3e" officeooo:paragraph-rsid="001d3e3e"/>
    </style:style>
    <style:style style:name="P28" style:family="paragraph" style:parent-style-name="Text_20_body" style:list-style-name="L5">
      <style:text-properties officeooo:rsid="001e6a26" officeooo:paragraph-rsid="001e6a26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3: <text:span text:style-name="T1">HTML e CSS</text:span></text:p>
      <text:p text:style-name="P1">27/10</text:p>
      <text:p text:style-name="P2">Curso de desenvolvimento de software web</text:p>
      <text:h text:style-name="Heading_20_1" text:outline-level="1">HTML</text:h>
      <text:p text:style-name="P3">Intimamente ligado ao desenvolvimento de páginas web.</text:p>
      <text:p text:style-name="P3">Hyper text market text → Linguagem de marcação de texto.</text:p>
      <text:p text:style-name="P3">Como se fosse a estrutura do corpo.</text:p>
      <text:p text:style-name="P3">É uma estrutura maior que o texto que consegue armazenar diversos conteúdos.</text:p>
      <text:p text:style-name="P3">O HTML é um código que é interpretado pelo navegador.</text:p>
      <text:h text:style-name="Heading_20_2" text:outline-level="2">Estrutura básica</text:h>
      <text:list xml:id="list2147883790" text:style-name="L1">
        <text:list-item>
          <text:p text:style-name="P13">Estrutura: nome + atributo + conteúdo + fechamento;</text:p>
        </text:list-item>
        <text:list-item>
          <text:p text:style-name="P13">Podem conter ou não um fechamento;</text:p>
        </text:list-item>
        <text:list-item>
          <text:p text:style-name="P14">DOCTYPE html→ declara o tipo de documento que estou usando;</text:p>
        </text:list-item>
        <text:list-item>
          <text:p text:style-name="P14">Dentro de &lt;html&gt; fica toda a raiz da página;</text:p>
        </text:list-item>
        <text:list-item>
          <text:p text:style-name="P14">&lt;html lang=”pt-br”&gt;</text:p>
        </text:list-item>
        <text:list-item>
          <text:p text:style-name="P14">Depois: head e body;</text:p>
        </text:list-item>
        <text:list-item>
          <text:p text:style-name="P14">No head há configurações da páginas que não ficam visíveis na página;</text:p>
        </text:list-item>
        <text:list-item>
          <text:p text:style-name="P14">No body fica todas as tags visíveis na página;</text:p>
        </text:list-item>
        <text:list-item>
          <text:p text:style-name="P14">Título: h1, h2, h3… → Criam sessões</text:p>
        </text:list-item>
        <text:list-item>
          <text:p text:style-name="P14">Parágrafo: p → fica os conteúdos;</text:p>
        </text:list-item>
        <text:list-item>
          <text:p text:style-name="P14">Exitem infinidades de tags;</text:p>
        </text:list-item>
        <text:list-item>
          <text:p text:style-name="P14">Quebrar linha: br; → Pode ser repetida várias vezes, ela não precisa de uma barra para fechar;</text:p>
        </text:list-item>
        <text:list-item>
          <text:p text:style-name="P14">Peso maior para a informação: strong → negrito, precisa de fechar;</text:p>
        </text:list-item>
        <text:list-item>
          <text:p text:style-name="P14">Itálico: em; → significado semântico maior que o itálico simples;</text:p>
        </text:list-item>
        <text:list-item>
          <text:p text:style-name="P14">Lista: para os itens da lista: li; → Fica um pontinho na frente</text:p>
        </text:list-item>
        <text:list-item>
          <text:p text:style-name="P14">Para estrutura da lista: ul; → Se eu por ol, ele numera a lista;</text:p>
        </text:list-item>
        <text:list-item>
          <text:p text:style-name="P15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15"><text:soft-page-break/>Decrição da imagem: alt → &lt;img src=”” alt=”descrição” width=”300px”&gt;</text:p>
        </text:list-item>
        <text:list-item>
          <text:p text:style-name="P15">Largura para uma tag: width → em pixel. → width=”300px”;</text:p>
        </text:list-item>
      </text:list>
      <text:h text:style-name="Heading_20_2" text:outline-level="2">Links</text:h>
      <text:p text:style-name="P4">Podem ser internos e externos.</text:p>
      <text:list xml:id="list935413492" text:style-name="L2">
        <text:list-item>
          <text:p text:style-name="P16">Tag para link: a → constroi hiperlink para navegar em links internos e externos, abre e fecha;</text:p>
        </text:list-item>
        <text:list-item>
          <text:p text:style-name="P16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17">Link interno: ancora para dentro da minha própria página;</text:p>
        </text:list-item>
        <text:list-item>
          <text:p text:style-name="P17">Link para uma posição da minha tela: &lt;a href=”#nome”&gt;&lt;/a&gt; → Onde está a referência eu ponho dentro tá tag: id =”nome” → &lt;p id=”nome”&gt;</text:p>
        </text:list-item>
      </text:list>
      <text:p text:style-name="P5"/>
      <text:h text:style-name="P12" text:outline-level="1">Aula ao vivo</text:h>
      <text:p text:style-name="P6">O HTML é a estrutura do site, toda informação que o site contém. O CSS muda a aparência e o JS modifica HTML e o CSS conforme a interação.</text:p>
      <text:p text:style-name="P6">Nada é CSS, tudo é HTML. O CSS modifica a aparência do que é físico.</text:p>
      <text:p text:style-name="P6">Toda tag trás de fábrica escondido CSS e JS que nem podemos ver.</text:p>
      <text:p text:style-name="P7">Todo espaço é ouro em programação.</text:p>
      <text:p text:style-name="P7">Identação do código, as tags filhas sempre ficam mais para dentro.</text:p>
      <text:p text:style-name="P8">Img é um elemento inline, por isso fica na mesma linha. <text:span text:style-name="T3">Algumas tags de fábrica contém o br para quebrar linhas, outras não.</text:span></text:p>
      <text:p text:style-name="P9">O br foi feito interagir com texto, se ele é usado fora deles é uma gambiara.</text:p>
      <text:h text:style-name="P12" text:outline-level="1">Dia 3.2: CSS</text:h>
      <text:p text:style-name="P10">28/10</text:p>
      <text:list xml:id="list3479197900" text:style-name="L3">
        <text:list-item>
          <text:p text:style-name="P18">Head abaixo de title: style → abre e fecha → dentro da tag: {}</text:p>
        </text:list-item>
        <text:list-item>
          <text:p text:style-name="P18">h2 { color: green;}</text:p>
        </text:list-item>
        <text:list-item>
          <text:p text:style-name="P18">body {backgroud-color: rgb(x, y, z);}</text:p>
        </text:list-item>
        <text:list-item>
          <text:p text:style-name="P18">Posso estilizar uma tag específica dando um id para ela: dentro da tag: ig=”nome” → p id=”nome&gt;</text:p>
        </text:list-item>
        <text:list-item>
          <text:p text:style-name="P18">Chamo dentro do style: #nomeid{backgroud: red;}</text:p>
        </text:list-item>
        <text:list-item>
          <text:p text:style-name="P18">Classe para dar um estilo → class=”nome” → fica dentro da tag;</text:p>
        </text:list-item>
        <text:list-item>
          <text:p text:style-name="P18">Como chamar: .nomedaclasse{}</text:p>
        </text:list-item>
        <text:list-item>
          <text:p text:style-name="P19">Continuar--------------------------</text:p>
        </text:list-item>
      </text:list>
      <text:h text:style-name="Heading_20_2" text:outline-level="2">Estilos de textos</text:h>
      <text:list xml:id="list3817190594" text:style-name="L4">
        <text:list-item>
          <text:p text:style-name="P20">Font-family: fantasy; → serif: padrão do computador da pessoa e não a do computador do programador; ex: Helvetica. → Só funciona se tiver a fonte salva no pc; → segurança: por fonte reserva: font-family: Helvetica, sans-serif; → Tipos: manunscrita: cursiva. → máquina de escrever: monospace;</text:p>
        </text:list-item>
        <text:list-item>
          <text:p text:style-name="P20">Tamanho da fonte: font-size: 20px; unidade de medida: 2em → 2 vezes o tamanho do body.</text:p>
        </text:list-item>
        <text:list-item>
          <text:p text:style-name="P20">Negrito: font-weight: bold;</text:p>
        </text:list-item>
        <text:list-item>
          <text:p text:style-name="P20">Itálico: font-style: italic;</text:p>
        </text:list-item>
        <text:list-item>
          <text:p text:style-name="P20">Espaçamento: line-height: 40px;</text:p>
        </text:list-item>
        <text:list-item>
          <text:p text:style-name="P20">Centralizar: text-align: center;</text:p>
        </text:list-item>
        <text:list-item>
          <text:p text:style-name="P20">Texto sublinhado: text-decoration: underline;</text:p>
        </text:list-item>
        <text:list-item>
          <text:p text:style-name="P20">Posso pesquisar o que eu quero para usar no css → site: css zen garden;</text:p>
        </text:list-item>
        <text:list-item>
          <text:p text:style-name="P21">Consigo colocar o CSS diretamente dentro da tag. → CSS inline → isso é má prática.</text:p>
        </text:list-item>
      </text:list>
      <text:h text:style-name="Heading_20_2" text:outline-level="2">Novo arquivo</text:h>
      <text:p text:style-name="P11">Nesse novo arquivo .css eu colo todo o código css.</text:p>
      <text:p text:style-name="P11">Precisamos linkar: dentro do head eu digito a tag link → &lt;link rel=”stylesheet” type=”text” href=”referenciadoarquico.css”&gt; → precisam estar na mesa pasta.</text:p>
      <text:h text:style-name="Heading_20_3" text:outline-level="3">Paleta de cores</text:h>
      <text:p text:style-name="Text_20_body"><text:a xlink:type="simple" xlink:href="https://coolors.co/" text:style-name="Internet_20_link" text:visited-style-name="Visited_20_Internet_20_Link">https://coolors.co/</text:a></text:p>
      <text:p text:style-name="Text_20_body"/>
      <text:h text:style-name="P12" text:outline-level="1">Aula ao vivo</text:h>
      <text:list xml:id="list615367860" text:style-name="L5">
        <text:list-item>
          <text:p text:style-name="P23">Dentro de style: → body {font-family: nomeFonte;}</text:p>
        </text:list-item>
        <text:list-item>
          <text:p text:style-name="P23">→ p {font-size: 30px};</text:p>
        </text:list-item>
        <text:list-item>
          <text:p text:style-name="P23">color: #252000;</text:p>
        </text:list-item>
        <text:list-item>
          <text:p text:style-name="P24">Posso indigar várias tags ao mesmo tempo: p, li{}</text:p>
        </text:list-item>
        <text:list-item>
          <text:p text:style-name="P25">O id é usado para as linguagens conversarem entre si. Funciona usar o id como se fosse classe, mas dará problema técnico porque quando eu quiser que uma parte do conteúdo faça algo a outra com o mesmo id também o fará. Então o recomendado é usar somente uma vez.</text:p>
        </text:list-item>
        <text:list-item>
          <text:p text:style-name="P25">Line-height:250px → altura da linha;</text:p>
        </text:list-item>
        <text:list-item>
          <text:p text:style-name="P25">font-weight:30px → espessura da fonte;</text:p>
        </text:list-item>
        <text:list-item>
          <text:p text:style-name="P25">letter-spacing:30px → espaçamento entre cada letrinha;</text:p>
        </text:list-item>
        <text:list-item>
          <text:p text:style-name="P25">Se esquecer os nomes, penquisar: como fazer espaçamento no google;</text:p>
        </text:list-item>
        <text:list-item>
          <text:p text:style-name="P25"><text:a xlink:type="simple" xlink:href="https://developer.mozilla.org/pt-BR/docs/Web/CSS/Specificity" text:style-name="Internet_20_link" text:visited-style-name="Visited_20_Internet_20_Link">https://developer.mozilla.org/pt-BR/docs/Web/CSS/Specificity</text:a></text:p>
        </text:list-item>
        <text:list-item>
          <text:p text:style-name="P26">Podemos chamar 2 classes ao mesmo tempo: &lt;p class=”nome1 nome2”&gt;</text:p>
        </text:list-item>
        <text:list-item>
          <text:p text:style-name="P27">Propriedade para borda arredondada: .picture {border-radius:100px} → funciona para imagens &lt; img class=”picture”&gt;</text:p>
        </text:list-item>
        <text:list-item>
          <text:p text:style-name="P27">Toda tag é um bloco/ quadrado;</text:p>
        </text:list-item>
        <text:list-item>
          <text:p text:style-name="P28">Espassamento interno: padding → tem um para cada lado, se colocar somente padding vai criar o espaço para todos os lados; 20px 10 px → primeiro é o para cima e baixo e o segundo é para os lados;</text:p>
        </text:list-item>
        <text:list-item>
          <text:p text:style-name="P28">Cor de fundo da tag: background-color</text:p>
        </text:list-item>
        <text:list-item>
          <text:p text:style-name="P28">Dizer que a tag não exista dar o valor none → text-decoration: none → tira os sublinhados;</text:p>
        </text:list-item>
        <text:list-item>
          <text:p text:style-name="P28">Regra para um parte específica: &lt;span&gt;O que eu quero mudar&lt;/span&gt;</text:p>
        </text:list-item>
      </text:list>
      <text:p text:style-name="Text_20_body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51:32.753884486</meta:creation-date>
    <dc:date>2021-10-29T10:35:33.785033088</dc:date>
    <meta:editing-duration>PT2H58M5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" meta:paragraph-count="86" meta:word-count="923" meta:character-count="5187" meta:non-whitespace-character-count="4406"/>
  </office:meta>
</office:document-meta>
</file>